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8T10:23:57</meta:creation-date>
    <dc:date>2011-08-10T10:26:04</dc:date>
    <dc:creator>sde </dc:creator>
    <meta:editing-duration>PT1H43M1S</meta:editing-duration>
    <meta:editing-cycles>20</meta:editing-cycles>
    <meta:generator>LibreOffice/3.3$Unix LibreOffice_project/330m19$Build-202</meta:generator>
    <meta:document-statistic meta:table-count="0" meta:image-count="0" meta:object-count="0" meta:page-count="1" meta:paragraph-count="16" meta:word-count="103" meta:character-count="791"/>
  </office:meta>
</office:document-meta>
</file>